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ANCHANA DAVILA, FERNANDO JULI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61418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987979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ANCHANA DAVILA, FERNANDO JULI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61418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RAMIREZ OLORTEGUI, RAFAEL MARCEL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447956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INTERBANK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817083</text:p>
          </table:table-cell>
          <table:table-cell table:style-name="Tabla2.D3" office:value-type="string">
            <text:p text:style-name="P17">1160.00</text:p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INTERBANK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0:28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